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DD78A99758373C5A.png" manifest:media-type="image/png"/>
  <manifest:file-entry manifest:full-path="Pictures/10000901000015F000000B77E0595263AC1DDC4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P1" style:family="paragraph">
      <loext:graphic-properties draw:fill="solid" draw:fill-color="#f8dc75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fffff"/>
      <style:paragraph-properties fo:text-align="center"/>
      <style:text-properties fo:font-size="20pt" fo:font-weight="normal"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3.2cm" svg:x="2cm" svg:y="1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6cm" svg:y="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cm" svg:height="3.2cm" svg:x="16.4cm" svg:y="1.4cm">
          <text:p text:style-name="P3"><text:span text:style-name="T1">Cipher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5" draw:layer="layout" svg:width="3.445cm" svg:height="1.8cm" svg:x="8.2cm" svg:y="2cm">
          <draw:image xlink:href="Pictures/10000901000015F000000B77E0595263AC1DDC4E.svg" xlink:type="simple" xlink:show="embed" xlink:actuate="onLoad">
            <text:p text:style-name="P3"><text:line-break/><text:line-break/><text:line-break/>Private Key</text:p>
          </draw:image>
          <draw:image xlink:href="Pictures/10000201000000D40000006FDD78A99758373C5A.png" xlink:type="simple" xlink:show="embed" xlink:actuate="onLoad"/>
        </draw:frame>
        <draw:custom-shape draw:style-name="gr5" draw:text-style-name="P6" draw:layer="layout" svg:width="2.4cm" svg:height="3.2cm" svg:x="2.001cm" svg:y="1.401cm">
          <text:p text:style-name="P3"><text:span text:style-name="T2">Plain</text:span><text:span text:style-name="T2"><text:line-break/></text:span><text:span text:style-name="T2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6" draw:text-style-name="P2" draw:layer="layout" svg:width="2.399cm" svg:height="1.199cm" svg:x="12.8cm" svg:y="2.4cm" svg:viewBox="0 0 2400 1200" svg:d="M0 400v-400h2400v400zM0 1200v-400h2400v400z">
          <text:p/>
        </draw:path>
        <draw:custom-shape draw:style-name="gr3" draw:text-style-name="P4" draw:layer="layout" svg:width="2.4cm" svg:height="3.2cm" svg:x="2cm" svg:y="7cm">
          <text:p text:style-name="P3"><text:span text:style-name="T1">Cipher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6cm" svg:y="7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445cm" svg:height="1.8cm" svg:x="8cm" svg:y="7.6cm">
          <draw:image xlink:href="Pictures/10000901000015F000000B77E0595263AC1DDC4E.svg" xlink:type="simple" xlink:show="embed" xlink:actuate="onLoad">
            <text:p text:style-name="P3"><text:line-break/><text:line-break/><text:line-break/>Private Key</text:p>
          </draw:image>
          <draw:image xlink:href="Pictures/10000201000000D40000006FDD78A99758373C5A.png" xlink:type="simple" xlink:show="embed" xlink:actuate="onLoad"/>
        </draw:frame>
        <draw:path draw:style-name="gr6" draw:text-style-name="P2" draw:layer="layout" svg:width="2.399cm" svg:height="1.199cm" svg:x="12.8cm" svg:y="7.8cm" svg:viewBox="0 0 2400 1200" svg:d="M0 400v-400h2400v400zM0 1200v-400h2400v400z">
          <text:p/>
        </draw:path>
        <draw:custom-shape draw:style-name="gr5" draw:text-style-name="P7" draw:layer="layout" svg:width="2.4cm" svg:height="3.2cm" svg:x="16.4cm" svg:y="7cm">
          <text:p text:style-name="P3"><text:span text:style-name="T3">Plain</text:span><text:span text:style-name="T3"><text:line-break/></text:span><text:span text:style-name="T3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0:14:49.208197063</dc:date>
    <meta:editing-duration>PT6M</meta:editing-duration>
    <meta:editing-cycles>1</meta:editing-cycles>
    <meta:document-statistic meta:object-count="11"/>
    <meta:generator>LibreOffice/5.1.6.2$Linux_X86_64 LibreOffice_project/10m0$Build-2</meta:generator>
  </office:meta>
</office:document-meta>
</file>